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4" style:family="paragraph" style:parent-style-name="Standard" style:list-style-name="L1">
      <style:text-properties officeooo:rsid="000e7509" officeooo:paragraph-rsid="000e7509"/>
    </style:style>
    <style:style style:name="P5" style:family="paragraph" style:parent-style-name="Standard">
      <style:text-properties officeooo:rsid="000e7509" officeooo:paragraph-rsid="000e750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0e7509" officeooo:paragraph-rsid="000e7509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6b5d" officeooo:paragraph-rsid="00126b5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e168" officeooo:paragraph-rsid="0012e168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9abd" officeooo:paragraph-rsid="000e9abd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 officeooo:rsid="001104d3"/>
    </style:style>
    <style:style style:name="T3" style:family="text">
      <style:text-properties officeooo:rsid="0012a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1-25T19:54:37.121000000</dc:date>
    <meta:editing-duration>PT1H36M7S</meta:editing-duration>
    <meta:editing-cycles>8</meta:editing-cycles>
    <meta:generator>LibreOffice/5.1.4.2$Windows_X86_64 LibreOffice_project/f99d75f39f1c57ebdd7ffc5f42867c12031db9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